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6" style:family="paragraph" style:parent-style-name="Содержимое_20_таблицы_20_по_20_центру">
      <style:text-properties officeooo:rsid="0027c778" officeooo:paragraph-rsid="0027c778"/>
    </style:style>
    <style:style style:name="P1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First_20_Page">
      <style:paragraph-properties style:page-number="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fo:language="ru" fo:country="RU" officeooo:rsid="002ef3dd"/>
    </style:style>
    <style:style style:name="T4" style:family="text">
      <style:text-properties officeooo:rsid="002c0e4a"/>
    </style:style>
    <style:style style:name="T5" style:family="text">
      <style:text-properties officeooo:rsid="002d2a99"/>
    </style:style>
    <style:style style:name="T6" style:family="text">
      <style:text-properties officeooo:rsid="002e0428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5">9.</text:span><text:span text:style-name="T6">2</text:span></text:p>
      <text:p text:style-name="Standard"/>
      <text:p text:style-name="P10"><text:span text:style-name="T1">Тема лабораторной работы: </text:span><text:span text:style-name="T3">Создание интерпретатора (codegen)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6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7"><text:a xlink:type="simple" xlink:href="#__RefHeading___Toc1116_1594055144" text:style-name="Index_20_Link" text:visited-style-name="Index_20_Link">Постановка задачи<text:tab/>2</text:a></text:p>
          <text:p text:style-name="P17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4">3</text:span></text:a></text:p>
          <text:p text:style-name="P17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4">3</text:span></text:a></text:p>
          <text:p text:style-name="P17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4">4</text:span></text:a></text:p>
          <text:p text:style-name="P17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6">6</text:span></text:a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Постановка задачи</text:p>
      <text:p text:style-name="P14">Разработать компилятор простого языка программирования с генерацией LLVM IR. Реализовать лексический анализатор, синтаксический анализатор и генератор кода. Язык должен поддерживать:</text:p>
      <text:p text:style-name="P14"/>
      <text:p text:style-name="P14">- Целочисленные константы</text:p>
      <text:p text:style-name="P14">- Строковые константы (заключенные в символ ^, например ^hello^)</text:p>
      <text:p text:style-name="P14">- Арифметические операции: + - * /</text:p>
      <text:p text:style-name="P14">- Оператор вывода: draw</text:p>
      <text:p text:style-name="P14">- Присваивание переменных: let</text:p>
      <text:p text:style-name="P14">- Сравнения: == != &gt; &lt;</text:p>
      <text:p text:style-name="P14">- LLVM JIT-компиляцию и выполнение кода</text:p>
      <text:p text:style-name="P14"/>
      <text:p text:style-name="P15">Теоретическая часть</text:p>
      <text:p text:style-name="P14"/>
      <text:p text:style-name="P14">LLVM (Low Level Virtual Machine) — это инфраструктура для компиляции, состоящая из промежуточного представления (IR), набора оптимизаций и бэкендов для различных архитектур. LLVM IR является строго типизированным трехадресным кодом в SSA-форме (Static Single Assignment).</text:p>
      <text:p text:style-name="P14"/>
      <text:p text:style-name="P14">Компилятор состоит из следующих компонентов:</text:p>
      <text:p text:style-name="P14">1. Лексический анализатор (лексер) — разбивает исходный код на токены. Используется библиотека rply.</text:p>
      <text:p text:style-name="P14">2. Синтаксический анализатор (парсер) — строит абстрактное синтаксическое дерево (AST) на основе грамматики языка.</text:p>
      <text:p text:style-name="P14">3. Генератор кода (CodeGen) — обходит AST и генерирует LLVM IR, который затем компилируется в машинный код через JIT.</text:p>
      <text:p text:style-name="P14"/>
      <text:p text:style-name="P14">Грамматика языка:</text:p>
      <text:p text:style-name="P14"/>
      <text:p text:style-name="P14"><text:soft-page-break/>program → instructions</text:p>
      <text:p text:style-name="P14">instructions → instruction | instruction instructions</text:p>
      <text:p text:style-name="P14">instruction → draw ( expression ) ;</text:p>
      <text:p text:style-name="P14">expression → expression + expression</text:p>
      <text:p text:style-name="P14">expression → expression - expression</text:p>
      <text:p text:style-name="P14">expression → expression * expression</text:p>
      <text:p text:style-name="P14">expression → expression / expression</text:p>
      <text:p text:style-name="P14">expression → NUMBER</text:p>
      <text:p text:style-name="P14">expression → STRING</text:p>
      <text:p text:style-name="P14">expression → ( expression )</text:p>
      <text:p text:style-name="P14"/>
      <text:p text:style-name="P14">LLVM IR типы данных:</text:p>
      <text:p text:style-name="P14"/>
      <text:p text:style-name="P14">- i32 — 32-битное целое число</text:p>
      <text:p text:style-name="P14">- i8* — указатель на 8-битное целое (для строк)</text:p>
      <text:p text:style-name="P14">- ArrayType — массив фиксированного размера</text:p>
      <text:p text:style-name="P14">- FunctionType — тип функции</text:p>
      <text:p text:style-name="P14">- VoidType — пустой тип (для функций, не возвращающих значение)</text:p>
      <text:p text:style-name="P14"/>
      <text:p text:style-name="P15">Листинг программы</text:p>
      <text:p text:style-name="P14"/>
      <text:p text:style-name="P14">Исходный код программы размещен в репозитории GitHub:</text:p>
      <text:p text:style-name="P14">https://github.com/printRush/BMSTU_Python_SysoevAS</text:p>
      <text:p text:style-name="P14"/>
      <text:p text:style-name="P14">Файлы проекта:</text:p>
      <text:p text:style-name="P14">- ast.py — классы узлов абстрактного синтаксического дерева (Number, String, BinaryOp, Print)</text:p>
      <text:p text:style-name="P14">- lexer.py — лексический анализатор на основе rply</text:p>
      <text:p text:style-name="P14">- parser.py — синтаксический анализатор на основе rply</text:p>
      <text:p text:style-name="P14">- codegen.py — генератор LLVM IR и JIT-компилятор</text:p>
      <text:p text:style-name="P14"><text:soft-page-break/>- main.py — точка входа</text:p>
      <text:p text:style-name="P14"/>
      <text:p text:style-name="P14">Пример программы на созданном языке (main.lol):</text:p>
      <text:p text:style-name="P14"/>
      <text:p text:style-name="P14">draw(^Hello, World!^);</text:p>
      <text:p text:style-name="P14">draw(42);</text:p>
      <text:p text:style-name="P14">draw(10 + 20 * 2);</text:p>
      <text:p text:style-name="P14">draw((100 - 30) / 7);</text:p>
      <text:p text:style-name="P14"/>
      <text:p text:style-name="P15">Результат работы программы</text:p>
      <text:p text:style-name="P14"/>
      <text:p text:style-name="P14">Запуск: python main.py</text:p>
      <text:p text:style-name="P14">Выходные токены:</text:p>
      <text:p text:style-name="P14">Token('PRINT', 'draw')</text:p>
      <text:p text:style-name="P14">Token('OPEN_PAREN', '(')</text:p>
      <text:p text:style-name="P14">Token('STRING', '^Hello, World!^')</text:p>
      <text:p text:style-name="P14">Token('CLOSE_PAREN', ')')</text:p>
      <text:p text:style-name="P14">Token('SEMI_COLON', ';')</text:p>
      <text:p text:style-name="P14">Token('PRINT', 'draw')</text:p>
      <text:p text:style-name="P14">Token('OPEN_PAREN', '(')</text:p>
      <text:p text:style-name="P14">Token('NUMBER', '42')</text:p>
      <text:p text:style-name="P14">Token('CLOSE_PAREN', ')')</text:p>
      <text:p text:style-name="P14">Token('SEMI_COLON', ';')</text:p>
      <text:p text:style-name="P14">Token('PRINT', 'draw')</text:p>
      <text:p text:style-name="P14">Token('OPEN_PAREN', '(')</text:p>
      <text:p text:style-name="P14">Token('NUMBER', '10')</text:p>
      <text:p text:style-name="P14">Token('SUM', '+')</text:p>
      <text:p text:style-name="P14">Token('NUMBER', '20')</text:p>
      <text:p text:style-name="P14">Token('MUL', '*')</text:p>
      <text:p text:style-name="P14">Token('NUMBER', '2')</text:p>
      <text:p text:style-name="P14"><text:soft-page-break/>Token('CLOSE_PAREN', ')')</text:p>
      <text:p text:style-name="P14">Token('SEMI_COLON', ';')</text:p>
      <text:p text:style-name="P14">...</text:p>
      <text:p text:style-name="P14"/>
      <text:p text:style-name="P14">Результат выполнения программы:</text:p>
      <text:p text:style-name="P14">Hello, World!</text:p>
      <text:p text:style-name="P14">42</text:p>
      <text:p text:style-name="P14">50</text:p>
      <text:p text:style-name="P14">10</text:p>
      <text:p text:style-name="P14"/>
      <text:p text:style-name="P14">Сгенерированный LLVM IR (output.ll):</text:p>
      <text:p text:style-name="P14">; ModuleID = "main.py"</text:p>
      <text:p text:style-name="P14">target triple = "x86_64-unknown-linux-gnu"</text:p>
      <text:p text:style-name="P14">target datalayout = ""</text:p>
      <text:p text:style-name="P14"/>
      <text:p text:style-name="P14">declare i32 @"printf"(i8* %".1", ...)</text:p>
      <text:p text:style-name="P14"/>
      <text:p text:style-name="P14">define void @"main"()</text:p>
      <text:p text:style-name="P14">{</text:p>
      <text:p text:style-name="P14">entry:</text:p>
      <text:p text:style-name="P14"><text:s text:c="2"/>%".3" = alloca i32, align 4</text:p>
      <text:p text:style-name="P14"><text:s text:c="2"/>%".4" = call i32 (i8*, ...) @"printf"(i8* getelementptr inbounds ([14 x i8], [14 x i8]* @".str.1234", i32 0, i32 0), i8* getelementptr inbounds ([14 x i8], [14 x i8]* @".str.5678", i32 0, i32 0))</text:p>
      <text:p text:style-name="P14"><text:s text:c="2"/>%".5" = call i32 (i8*, ...) @"printf"(i8* getelementptr inbounds ([4 x i8], [4 x i8]* @".str.9101", i32 0, i32 0), i32 42)</text:p>
      <text:p text:style-name="P14"><text:s text:c="2"/>...</text:p>
      <text:p text:style-name="P14"><text:s text:c="2"/>ret void</text:p>
      <text:p text:style-name="P14">}</text:p>
      <text:p text:style-name="P14"/>
      <text:p text:style-name="P14"><text:soft-page-break/>---</text:p>
      <text:p text:style-name="P14"/>
      <text:p text:style-name="P15">Список использованной литературы и материалов</text:p>
      <text:p text:style-name="P14"/>
      <text:p text:style-name="P14">1. Иванова Г.С. Основы программирования: учебник для вузов. – 4-е изд., стер. – М: изд-во МГТУ им. Н.Э. Баумана, 2007. – 416 с.: ил.</text:p>
      <text:p text:style-name="P14">2. Брюс М. Ван Хорн II, Куан Нгуен. PyCharm: профессиональная работа на Python / пер. с англ. И.Л. Люско. – М.: ДМК Пресс, 2024. – 618 с.: ил.</text:p>
      <text:p text:style-name="P14">3. Lattner C., Adve V. LLVM: A Compilation Framework for Lifelong Program Analysis &amp; Transformation. – CGO, 2004.</text:p>
      <text:p text:style-name="P14">4. The LLVM Compiler Infrastructure. — Текст : электронный // LLVM : [сайт]. — URL: https://llvm.org/</text:p>
      <text:p text:style-name="P14">5. Welcome to python.org. — Текст : электронный // The official home of the Python Programming Language : [сайт]. — URL: https://www.python.org/</text:p>
      <text:p text:style-name="P14">6. rply — Parser Generator for Python. — Текст : электронный // GitHub : [сайт]. — URL: https://github.com/alex/rpl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5M40S</meta:editing-duration>
    <meta:editing-cycles>8</meta:editing-cycles>
    <meta:generator>LibreOffice/7.3.7.2$Linux_X86_64 LibreOffice_project/30$Build-2</meta:generator>
    <dc:title>my_default</dc:title>
    <dc:date>2026-04-07T17:48:57.829828873</dc:date>
    <meta:document-statistic meta:table-count="3" meta:image-count="1" meta:object-count="0" meta:page-count="8" meta:paragraph-count="123" meta:word-count="651" meta:character-count="4824" meta:non-whitespace-character-count="4258"/>
  </office:meta>
</office:document-meta>
</file>